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5.85pt"/>
    </style:style>
    <style:style style:name="co7" style:family="table-column">
      <style:table-column-properties fo:break-before="auto" style:column-width="83.59pt"/>
    </style:style>
    <style:style style:name="co8" style:family="table-column">
      <style:table-column-properties fo:break-before="auto" style:column-width="57.3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79.74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41.16pt"/>
    </style:style>
    <style:style style:name="co13" style:family="table-column">
      <style:table-column-properties fo:break-before="auto" style:column-width="61.99pt"/>
    </style:style>
    <style:style style:name="co14" style:family="table-column">
      <style:table-column-properties fo:break-before="auto" style:column-width="85.89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24.89pt"/>
    </style:style>
    <style:style style:name="co18" style:family="table-column">
      <style:table-column-properties fo:break-before="auto" style:column-width="89.74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query2-UK-world-all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visibility="collapse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ific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Period Desc.</text:p>
          </table:table-cell>
          <table:table-cell office:value-type="string" calcext:value-type="string">
            <text:p>Aggregate Level</text:p>
          </table:table-cell>
          <table:table-cell office:value-type="string" calcext:value-type="string">
            <text:p>Is Leaf Code</text:p>
          </table:table-cell>
          <table:table-cell office:value-type="string" calcext:value-type="string">
            <text:p>Trade Flow Code</text:p>
          </table:table-cell>
          <table:table-cell office:value-type="string" calcext:value-type="string">
            <text:p>Trade Flow</text:p>
          </table:table-cell>
          <table:table-cell office:value-type="string" calcext:value-type="string">
            <text:p>Reporter Code</text:p>
          </table:table-cell>
          <table:table-cell office:value-type="string" calcext:value-type="string">
            <text:p>Reporter</text:p>
          </table:table-cell>
          <table:table-cell office:value-type="string" calcext:value-type="string">
            <text:p>Reporter ISO</text:p>
          </table:table-cell>
          <table:table-cell office:value-type="string" calcext:value-type="string">
            <text:p>Partner Code</text:p>
          </table:table-cell>
          <table:table-cell office:value-type="string" calcext:value-type="string">
            <text:p>Partner</text:p>
          </table:table-cell>
          <table:table-cell office:value-type="string" calcext:value-type="string">
            <text:p>Partner ISO</text:p>
          </table:table-cell>
          <table:table-cell office:value-type="string" calcext:value-type="string">
            <text:p>Commodity Code</text:p>
          </table:table-cell>
          <table:table-cell office:value-type="string" calcext:value-type="string">
            <text:p>Commodity</text:p>
          </table:table-cell>
          <table:table-cell office:value-type="string" calcext:value-type="string">
            <text:p>Qty Unit Code</text:p>
          </table:table-cell>
          <table:table-cell office:value-type="string" calcext:value-type="string">
            <text:p>Qty Uni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Netweight (kg)</text:p>
          </table:table-cell>
          <table:table-cell office:value-type="string" calcext:value-type="string">
            <text:p>Trade Value (US$)</text:p>
          </table:table-cell>
          <table:table-cell office:value-type="string" calcext:value-type="string">
            <text:p>Flag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89137011265" calcext:value-type="float">
            <text:p>689137011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3" office:value-type="float" office:value="2012" calcext:value-type="float">
            <text:p>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1225753723" calcext:value-type="float">
            <text:p>481225753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57222527853" calcext:value-type="float">
            <text:p>657222527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</text:p>
          </table:table-cell>
          <table:table-cell table:number-columns-repeated="3" office:value-type="float" office:value="2013" calcext:value-type="float">
            <text:p>2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48041853304" calcext:value-type="float">
            <text:p>548041853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05344160844" calcext:value-type="float">
            <text:p>705344160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82020961916" calcext:value-type="float">
            <text:p>482020961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52042034589" calcext:value-type="float">
            <text:p>55204203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9615540058" calcext:value-type="float">
            <text:p>359615540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27617523093" calcext:value-type="float">
            <text:p>627617523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2014118473" calcext:value-type="float">
            <text:p>422014118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717606233152" calcext:value-type="float">
            <text:p>71760623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3</text:p>
          </table:table-cell>
          <table:table-cell table:number-columns-repeated="3"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17288693419" calcext:value-type="float">
            <text:p>517288693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2059498514" calcext:value-type="float">
            <text:p>372059498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2" calcext:value-type="float">
            <text:p>2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5996254299" calcext:value-type="float">
            <text:p>285996254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25369491041" calcext:value-type="float">
            <text:p>42536949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3" calcext:value-type="float">
            <text:p>2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2059899702" calcext:value-type="float">
            <text:p>312059899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02886191564" calcext:value-type="float">
            <text:p>502886191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4" calcext:value-type="float">
            <text:p>2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5027953622" calcext:value-type="float">
            <text:p>35502795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528460952104" calcext:value-type="float">
            <text:p>52846095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92744018675" calcext:value-type="float">
            <text:p>392744018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14811651266" calcext:value-type="float">
            <text:p>614811651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6" calcext:value-type="float">
            <text:p>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8598557420" calcext:value-type="float">
            <text:p>458598557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679917917606" calcext:value-type="float">
            <text:p>679917917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table:number-columns-repeated="3"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454005489911" calcext:value-type="float">
            <text:p>454005489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82720141312" calcext:value-type="float">
            <text:p>282720141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6" calcext:value-type="float">
            <text:p>1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53622091776" calcext:value-type="float">
            <text:p>253622091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5135405241" calcext:value-type="float">
            <text:p>305135405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8906969481" calcext:value-type="float">
            <text:p>278906969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879512480" calcext:value-type="float">
            <text:p>311879512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8" calcext:value-type="float">
            <text:p>1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295285330" calcext:value-type="float">
            <text:p>270295285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15333083128" calcext:value-type="float">
            <text:p>31533308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1999" calcext:value-type="float">
            <text:p>1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5442493128" calcext:value-type="float">
            <text:p>265442493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74702690648" calcext:value-type="float">
            <text:p>374702690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94899046600" calcext:value-type="float">
            <text:p>294899046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358702944795" calcext:value-type="float">
            <text:p>358702944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table:number-columns-repeated="3" office:value-type="float" office:value="2001" calcext:value-type="float">
            <text:p>2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79425458536" calcext:value-type="float">
            <text:p>279425458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5956785152" calcext:value-type="float">
            <text:p>195956785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67411728384" calcext:value-type="float">
            <text:p>167411728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23955009536" calcext:value-type="float">
            <text:p>223955009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198797344768" calcext:value-type="float">
            <text:p>198797344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61456478208" calcext:value-type="float">
            <text:p>261456478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0</text:p>
          </table:table-cell>
          <table:table-cell table:number-columns-repeated="3" office:value-type="float" office:value="1995" calcext:value-type="float">
            <text:p>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port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WL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LL COMMODITI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Quantity</text:p>
          </table:table-cell>
          <table:table-cell table:number-columns-repeated="2"/>
          <table:table-cell office:value-type="float" office:value="234372202496" calcext:value-type="float">
            <text:p>23437220249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query2-UK-world-all'.A1:'query2-UK-world-all'.V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3T12:24:34.796086167</dc:date>
    <meta:editing-duration>PT14M55S</meta:editing-duration>
    <meta:editing-cycles>1</meta:editing-cycles>
    <meta:document-statistic meta:table-count="1" meta:cell-count="870" meta:object-count="0"/>
    <meta:generator>LibreOffice/4.4.0.3$Linux_X86_64 LibreOffice_project/40m0$Build-3</meta:generator>
  </office:meta>
</office:document-meta>
</file>